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4.492cm" svg:y="2.905cm">
          <draw:text-box>
            <text:p/>
          </draw:text-box>
        </draw:frame>
        <draw:custom-shape draw:style-name="gr2" draw:text-style-name="P2" xml:id="id4" draw:id="id4" draw:layer="layout" svg:width="3.81cm" svg:height="1.587cm" svg:x="6.397cm" svg:y="2.27cm">
          <text:p text:style-name="P2">clust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81cm" svg:height="1.587cm" svg:x="8.937cm" svg:y="4.81cm">
          <text:p text:style-name="P2">Work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cm" svg:height="1.587cm" svg:x="11.16cm" svg:y="7.35cm">
          <text:p text:style-name="P2">Executors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1cm" svg:height="1.587cm" svg:x="13.7cm" svg:y="10.208cm">
          <text:p text:style-name="P2">Task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842cm" svg:y1="6.397cm" svg:x2="13.065cm" svg:y2="7.35cm" draw:start-shape="id1" draw:start-glue-point="2" draw:end-shape="id2" draw:end-glue-point="0" svg:d="M10842 6397l2223 953" svg:viewBox="0 0 2224 954">
          <text:p/>
        </draw:connector>
        <draw:connector draw:style-name="gr4" draw:text-style-name="P3" draw:layer="layout" draw:type="line" svg:x1="13.065cm" svg:y1="8.937cm" svg:x2="15.605cm" svg:y2="10.208cm" draw:start-shape="id2" draw:start-glue-point="2" draw:end-shape="id3" draw:end-glue-point="0" svg:d="M13065 8937l2540 1271" svg:viewBox="0 0 2541 1272">
          <text:p/>
        </draw:connector>
        <draw:connector draw:style-name="gr5" draw:text-style-name="P3" draw:layer="layout" draw:type="line" svg:x1="8.302cm" svg:y1="3.857cm" svg:x2="10.842cm" svg:y2="4.81cm" draw:start-shape="id4" draw:start-glue-point="2" draw:end-shape="id1" draw:end-glue-point="0" svg:d="M8302 3857l2540 953" svg:viewBox="0 0 2541 9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2T16:45:35.794310216</meta:creation-date>
    <dc:date>2021-03-22T16:50:30.413353374</dc:date>
    <meta:editing-duration>PT4M55S</meta:editing-duration>
    <meta:editing-cycles>1</meta:editing-cycles>
    <meta:generator>LibreOffice/7.0.3.1$Linux_X86_64 LibreOffice_project/00$Build-1</meta:generator>
    <meta:document-statistic meta:object-count="8"/>
  </office:meta>
</office:document-meta>
</file>